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954cm" fo:margin-left="0cm" fo:margin-right="-0.034cm" style:page-number="auto" table:align="margins"/>
    </style:style>
    <style:style style:name="Table1.A" style:family="table-column">
      <style:table-column-properties style:column-width="2.618cm" style:rel-column-width="10752*"/>
    </style:style>
    <style:style style:name="Table1.B" style:family="table-column">
      <style:table-column-properties style:column-width="0.423cm" style:rel-column-width="1738*"/>
    </style:style>
    <style:style style:name="Table1.C" style:family="table-column">
      <style:table-column-properties style:column-width="0.504cm" style:rel-column-width="2072*"/>
    </style:style>
    <style:style style:name="Table1.D" style:family="table-column">
      <style:table-column-properties style:column-width="0.794cm" style:rel-column-width="3260*"/>
    </style:style>
    <style:style style:name="Table1.E" style:family="table-column">
      <style:table-column-properties style:column-width="4.154cm" style:rel-column-width="17063*"/>
    </style:style>
    <style:style style:name="Table1.F" style:family="table-column">
      <style:table-column-properties style:column-width="0.501cm" style:rel-column-width="2057*"/>
    </style:style>
    <style:style style:name="Table1.G" style:family="table-column">
      <style:table-column-properties style:column-width="0.688cm" style:rel-column-width="2825*"/>
    </style:style>
    <style:style style:name="Table1.H" style:family="table-column">
      <style:table-column-properties style:column-width="3.519cm" style:rel-column-width="14454*"/>
    </style:style>
    <style:style style:name="Table1.I" style:family="table-column">
      <style:table-column-properties style:column-width="2.755cm" style:rel-column-width="11314*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8.202cm" fo:margin-left="7.482cm" fo:margin-right="-0.111cm" table:align="margins"/>
    </style:style>
    <style:style style:name="Table3.A" style:family="table-column">
      <style:table-column-properties style:column-width="8.202cm" style:rel-column-width="65535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7" style:family="paragraph" style:parent-style-name="Normal">
      <style:paragraph-properties fo:margin-top="0cm" fo:margin-bottom="0cm" fo:line-height="100%"/>
    </style:style>
    <style:style style:name="P8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9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table:number-columns-spanned="8" office:value-type="string">
            <text:p text:style-name="P8">{nama_satker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9">T-3</text:p>
          </table:table-cell>
        </table:table-row>
        <table:table-row>
          <table:table-cell table:style-name="Table1.A1" table:number-columns-spanned="9" office:value-type="string"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Nomo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no_surat}</text:p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>{lokasi_surat}, {tgl_surat}</text:p>
          </table:table-cell>
          <table:covered-table-cell/>
        </table:table-row>
        <table:table-row>
          <table:table-cell table:style-name="Table1.A1" office:value-type="string">
            <text:p text:style-name="P2">Sifat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sifat_surat}</text:p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1" office:value-type="string">
            <text:p text:style-name="P2">Lampir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lampiran_surat}</text:p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1" office:value-type="string">
            <text:p text:style-name="P2">Perihal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Permintaan Perpanjangan Penahanan</text:p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5">KEPADA YTH.</text:p>
            <text:p text:style-name="P5">{kepada}</text:p>
            <text:p text:style-name="P7"><text:span text:style-name="Default_20_Paragraph_20_Font"><text:span text:style-name="T1">DI – </text:span></text:span></text:p>
            <text:p text:style-name="P7"><text:span text:style-name="Default_20_Paragraph_20_Font"><text:span text:style-name="T1"><text:s text:c="8"/>{kepada_lokasi}</text:span></text:span></text:p>
          </table:table-cell>
          <table:covered-table-cell/>
        </table:table-row>
        <table:table-row>
          <table:table-cell table:style-name="Table1.A1" table:number-columns-spanned="9" office:value-type="string">
            <text:p text:style-name="P2"/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20" office:value-type="string">
            <text:p text:style-name="P2"/>
          </table:table-cell>
          <table:table-cell table:style-name="Table1.A1" table:number-rows-spanned="17" table:number-columns-spanned="2" office:value-type="string">
            <text:p text:style-name="P4">1.</text:p>
          </table:table-cell>
          <table:covered-table-cell/>
          <table:table-cell table:style-name="Table1.A1" table:number-columns-spanned="6" office:value-type="string">
            <text:p text:style-name="P4">Membaca laporan pemeriksaan perkara tersangka {isi1}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2">Nama Lengkap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nama_tersangka}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Tempat Lahi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tempat_lahir}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Umur/ Tanggal Lahi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umur} / {tgl_lahir}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Jenis Kelami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jenis_kelamin}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Kebangsaan/ Kewarganegara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kewarganegaraan}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Tempat Tinggal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alamat}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Agama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agama}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Pekerja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pekerjaan}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Pendidik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pendidikan}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4">-</text:p>
          </table:table-cell>
          <table:table-cell table:style-name="Table1.A1" table:number-columns-spanned="5" office:value-type="string">
            <text:p text:style-name="P4">Surat Perintah Penyidikan {isi11} {isi12} 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5" office:value-type="string">
            <text:p text:style-name="P4">Nomor : PRINT {isi13}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4">-</text:p>
          </table:table-cell>
          <table:table-cell table:style-name="Table1.A1" table:number-columns-spanned="5" office:value-type="string">
            <text:p text:style-name="P4">Surat Perintah Penangkapan {isi14} {isi15} 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5" office:value-type="string">
            <text:p text:style-name="P4">Nomor : PRINT {isi16}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4">-</text:p>
          </table:table-cell>
          <table:table-cell table:style-name="Table1.A1" table:number-columns-spanned="5" office:value-type="string">
            <text:p text:style-name="P4">Surat Perintah Penahanan {isi17} {isi18}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5" office:value-type="string">
            <text:p text:style-name="P4">Nomor : PRINT {isi19} Yang disangka melakukan tindak pidana {isi20} dan diancam dengan hukuman dalam pasal {isi21}.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4">-</text:p>
          </table:table-cell>
          <table:table-cell table:style-name="Table1.A1" table:number-columns-spanned="5" office:value-type="string">
            <text:p text:style-name="P4">Undang-undang Nomor {isi22} Tahun {isi23}.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4">2. </text:p>
          </table:table-cell>
          <table:covered-table-cell/>
          <table:table-cell table:style-name="Table1.A1" table:number-columns-spanned="6" office:value-type="string">
            <text:p text:style-name="P4">Untuk kepentingan pemeriksaan dalam tingkat penyidikan yang belum selesai, diperlukan perpanjangan penahana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4">3.</text:p>
          </table:table-cell>
          <table:covered-table-cell/>
          <table:table-cell table:style-name="Table1.A1" table:number-columns-spanned="6" office:value-type="string">
            <text:p text:style-name="P4">Memperhatikan pasal 284 jo pasal 21 jo pasal 22 jo pasal 24 ayat (2) Undang-Undang No.8 Tahun 1981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4">4.</text:p>
          </table:table-cell>
          <table:covered-table-cell/>
          <table:table-cell table:style-name="Table1.A1" table:number-columns-spanned="6" office:value-type="string">
            <text:p text:style-name="P4">Untuk perkara pelanggaran HAM yang berat berdasarkan pasal 13 ayat (2) dan (3) UU No.26 Tahun 2000 tentang Pengadilan HAM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8" office:value-type="string">
            <text:p text:style-name="P3"/>
            <text:p text:style-name="P3">MEMINTA :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2"/>
          </table:table-cell>
          <table:table-cell table:style-name="Table1.A1" table:number-columns-spanned="2" office:value-type="string">
            <text:p text:style-name="P4">1. </text:p>
          </table:table-cell>
          <table:covered-table-cell/>
          <table:table-cell table:style-name="Table1.A1" table:number-columns-spanned="6" office:value-type="string">
            <text:p text:style-name="P4">{isi2} {isi3} di {isi4} Memperpanjang waktu penahanan {isi5} atas nama tersangka {nama_tersangka} tersebut selama {isi6} terhitung mulai tanggal {isi7} s/d tanggal {isi8} dan penahanan dilakukan di {isi9}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4">2</text:p>
          </table:table-cell>
          <table:covered-table-cell/>
          <table:table-cell table:style-name="Table1.A1" table:number-columns-spanned="6" office:value-type="string">
            <text:p text:style-name="P4">Sebagai bahan pertimbangan bersama ini dilampirkan Resume Hasil penyidikan perkara yang bersangkutan tanggal {isi10}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ext:p text:style-name="P2"/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6">{jabatan_ttd}</text:p>
                </table:table-cell>
              </table:table-row>
              <table:table-row>
                <table:table-cell table:style-name="Table3.A1" office:value-type="string">
                  <text:p text:style-name="P6"><text:soft-page-break/>SELAKU PENYIDIK/ PENYIDIK AD HOC</text:p>
                </table:table-cell>
              </table:table-row>
              <table:table-row>
                <table:table-cell table:style-name="Table3.A1" office:value-type="string">
                  <text:p text:style-name="P6"/>
                  <text:p text:style-name="P6"/>
                  <text:p text:style-name="P6"/>
                  <text:p text:style-name="P6"/>
                </table:table-cell>
              </table:table-row>
              <table:table-row>
                <table:table-cell table:style-name="Table3.A1" office:value-type="string">
                  <text:p text:style-name="P3">{nama_ttd}</text:p>
                </table:table-cell>
              </table:table-row>
              <table:table-row>
                <table:table-cell table:style-name="Table3.A1" office:value-type="string">
                  <text:p text:style-name="P3">{pangkat_ttd}/ NIP. {nip_ttd}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ext:p text:style-name="P1">Tembusan: [!-- BEGIN tembusan --]</text:p>
            <text:p text:style-name="P2">{isiTembusan}[!-- END tembusan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7:59:00Z</meta:creation-date>
    <dc:date>2015-10-19T01:56:06.41</dc:date>
    <meta:editing-cycles>33</meta:editing-cycles>
    <meta:editing-duration>PT2H40M13S</meta:editing-duration>
    <meta:document-statistic meta:table-count="2" meta:image-count="0" meta:object-count="0" meta:page-count="2" meta:paragraph-count="77" meta:word-count="236" meta:character-count="1648"/>
    <meta:template xlink:type="simple" xlink:actuate="onRequest" xlink:title="" xlink:href="Normal.dotm"/>
  </office:meta>
</office:document-meta>
</file>